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ogo 247x180 transparent blanc</text:p>
      <text:p text:style-name="Normal"/>
      <text:p text:style-name="Normal">MaSociete, votre coiffeuse à domicile à Annecy, vous propose ses services. Spécialisée en coiffure événementielle, elle saura vous conseiller et réaliser la coiffure qui vous fera rayonner le jour de votre évènement, quel que soit votre type de cheveux (frisés, lisses, crépus ou bouclés). Coiffeuse professionnelle expérimentée,<text:s/>MaSociete<text:s/>est également une maquilleuse et une coloriste de talent. Outre la coiffure pour mariages, baptêmes et autres évènements, elle est aussi spécialisée en coiffure afro et en tresses africaines pour vous accompagner au quotidien.</text:p>
      <text:p text:style-name="Normal"/>
      <text:p text:style-name="Normal">C'est le mot à retenir évidemment. Je me déplace chez vous pour réaliser votre coupe, votre permanente ou tout autre prestation que vous aurez choisi.</text:p>
      <text:p text:style-name="Normal">Mon diplôme et mon expérience me permettent de réaliser tout ce que vous désirerez. Les qualités techniques sont une chose. En revanche, et c'est selon moi primordial, l'importance de notre échange en amont l'est tout autant si ce n'est plus ! Je serais déterminée et à votre écoute pour réaliser toutes vos envies. Un travail de qualité passera inévitablement par votre satisfaction ! Échangeons, communiquons et instaurons un dialogue de confiance pour réussir ensemble la coupe ou la prestation pour laquelle vous ferez appel à moi !</text:p>
      <text:p text:style-name="Normal"/>
      <text:p text:style-name="Normal">e suis coiffeuse professionnelle depuis plus de 15 ans, j'ai pendant de longues années travaillées pour des salons jusqu'au jour où j'ai décidé de créer mon entreprise. Plus qu'un nouveau souffle j'ai ressenti le besoin de passer un cap dans ma carrière et de me rapprocher du coeur de mon métier : le partage.</text:p>
      <text:p text:style-name="Normal"/>
      <text:p text:style-name="Normal"><text:s/>Rendre service à mes clients : votre coiffeuse personnelle à domicile. Cela vous évite les déplacements et pour moi c'est toujours avec un réel plaisir que je me déplace chez vous pour réaliser la prestation qui vous ravira. Les relations sont différentes d'un salon traditionnel. La proximité, le partage et la convivialité sont des moments uniques que nous partagerons ensemble.</text:p>
      <text:p text:style-name="Normal"><text:s/>Une tarification claire et adaptée : Les tarifs sont indiqués sur ma plaquette publicitaire ainsi que sur le site internet. Ils sont fixes et vous pouvez bénéficier via le parrainage d'offres supplémentaires pour vos proches mais aussi pour vous ! Une qualité assumée, une fidélité récompensée, des tarifs adaptés et avantageux. Autant d'engagements que je prends pour satisfaire toutes vos envies !</text:p>
      <text:p text:style-name="Normal"><text:s/>Gagner en flexbilité : je cherchais une manière de pouvoir jongler entre la qualité du travail effectué et la quantité. J'ai désormais trouvé ce juste mileu où je me sens aujourd'hui pleinement épanouie dans mon travail !</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illiam fancinelli</meta:initial-creator>
    <dc:creator>william fancinelli</dc:creator>
    <meta:creation-date>2023-10-31T14:49:00Z</meta:creation-date>
    <dc:date>2023-11-05T18:54:00Z</dc:date>
    <meta:template xlink:href="Normal" xlink:type="simple"/>
    <meta:editing-cycles>2</meta:editing-cycles>
    <meta:editing-duration>PT376080S</meta:editing-duration>
    <meta:document-statistic meta:page-count="1" meta:paragraph-count="5" meta:word-count="401" meta:character-count="2605" meta:row-count="18" meta:non-whitespace-character-count="2209"/>
  </office:meta>
</office:document-meta>
</file>